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418cm"/>
    </style:style>
    <style:style style:name="co10" style:family="table-column">
      <style:table-column-properties fo:break-before="auto" style:column-width="3.205cm"/>
    </style:style>
    <style:style style:name="co11" style:family="table-column">
      <style:table-column-properties fo:break-before="auto" style:column-width="3.0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SCULTUR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valiere su cavallo blu</text:p>
          </table:table-cell>
          <table:table-cell office:value-type="string">
            <text:p>cavallo blu</text:p>
          </table:table-cell>
          <table:table-cell office:value-type="string">
            <text:p>terracotta dipinta </text:p>
          </table:table-cell>
          <table:table-cell office:value-type="string">
            <text:p>38 c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sta di bimba</text:p>
          </table:table-cell>
          <table:table-cell/>
          <table:table-cell office:value-type="string">
            <text:p>cemento dipinto</text:p>
          </table:table-cell>
          <table:table-cell office:value-type="string">
            <text:p>37 cm base marmo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imer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9 c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pr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4 cm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f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5 cm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uggine</text:p>
          </table:table-cell>
          <table:table-cell/>
          <table:table-cell office:value-type="string">
            <text:p>teracotta dipinta</text:p>
          </table:table-cell>
          <table:table-cell office:value-type="string">
            <text:p>35 cm lungh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e danzatrici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1 cm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rso classico</text:p>
          </table:table-cell>
          <table:table-cell/>
          <table:table-cell office:value-type="string">
            <text:p>terracotta</text:p>
          </table:table-cell>
          <table:table-cell office:value-type="string">
            <text:p>35 cm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valiere</text:p>
          </table:table-cell>
          <table:table-cell/>
          <table:table-cell office:value-type="string">
            <text:p>teracotta dipinta</text:p>
          </table:table-cell>
          <table:table-cell office:value-type="string">
            <text:p>24 cm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rene</text:p>
          </table:table-cell>
          <table:table-cell/>
          <table:table-cell office:value-type="string">
            <text:p>teracotta cerata</text:p>
          </table:table-cell>
          <table:table-cell office:value-type="string">
            <text:p>35 cm base marmo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manti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19 cm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dre</text:p>
          </table:table-cell>
          <table:table-cell/>
          <table:table-cell office:value-type="string">
            <text:p>bronzo</text:p>
          </table:table-cell>
          <table:table-cell office:value-type="string">
            <text:p>43 cm base pietra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omo</text:p>
          </table:table-cell>
          <table:table-cell/>
          <table:table-cell office:value-type="string">
            <text:p>bronzo</text:p>
          </table:table-cell>
          <table:table-cell office:value-type="string">
            <text:p>40 cm</text:p>
          </table:table-cell>
          <table:table-cell office:value-type="string">
            <text:p>base marm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onna</text:p>
          </table:table-cell>
          <table:table-cell/>
          <table:table-cell office:value-type="string">
            <text:p>bronzo</text:p>
          </table:table-cell>
          <table:table-cell office:value-type="string">
            <text:p>28 cm</text:p>
          </table:table-cell>
          <table:table-cell office:value-type="string">
            <text:p>base marm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onna e velo</text:p>
          </table:table-cell>
          <table:table-cell/>
          <table:table-cell office:value-type="string">
            <text:p>bronzo</text:p>
          </table:table-cell>
          <table:table-cell office:value-type="string">
            <text:p>37 cm base marmo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onna seduta</text:p>
          </table:table-cell>
          <table:table-cell/>
          <table:table-cell office:value-type="string">
            <text:p>terracotta cerata</text:p>
          </table:table-cell>
          <table:table-cell office:value-type="string">
            <text:p>38 cm base legno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onna sdraia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2 cm lungh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lombo</text:p>
          </table:table-cell>
          <table:table-cell/>
          <table:table-cell office:value-type="string">
            <text:p>terracotta</text:p>
          </table:table-cell>
          <table:table-cell office:value-type="string">
            <text:p>21 cm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sta giall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5 cm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esta diavol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6 cm base pietra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rro del sol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6 x 38 cm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artaru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4 x 39 cm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resep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0 cm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s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3 cm 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riete candelabr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3 cm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mone</text:p>
          </table:table-cell>
          <table:table-cell/>
          <table:table-cell office:value-type="string">
            <text:p>terracotta cerata</text:p>
          </table:table-cell>
          <table:table-cell office:value-type="string">
            <text:p>23 cm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crofa con piccoli</text:p>
          </table:table-cell>
          <table:table-cell office:value-type="string">
            <text:p>n cuccioli</text:p>
          </table:table-cell>
          <table:table-cell office:value-type="string">
            <text:p>terracotta </text:p>
          </table:table-cell>
          <table:table-cell office:value-type="string">
            <text:p>23 x 44 cm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ivet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0 cm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onna sedu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3 cm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valiere</text:p>
          </table:table-cell>
          <table:table-cell/>
          <table:table-cell office:value-type="string">
            <text:p>terracotta</text:p>
          </table:table-cell>
          <table:table-cell office:value-type="string">
            <text:p>24 cm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igura sedu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3 cm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ngelo e siren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8 cm base marmo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estina</text:p>
          </table:table-cell>
          <table:table-cell/>
          <table:table-cell office:value-type="string">
            <text:p>terracotta</text:p>
          </table:table-cell>
          <table:table-cell office:value-type="string">
            <text:p>14 cm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onna sdraiata</text:p>
          </table:table-cell>
          <table:table-cell/>
          <table:table-cell office:value-type="string">
            <text:p>terracotta bianca</text:p>
          </table:table-cell>
          <table:table-cell office:value-type="string">
            <text:p>16 cm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onna sdraia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13 cm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iolinista</text:p>
          </table:table-cell>
          <table:table-cell/>
          <table:table-cell office:value-type="string">
            <text:p>terra cruda</text:p>
          </table:table-cell>
          <table:table-cell office:value-type="string">
            <text:p>30 cm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violinista</text:p>
          </table:table-cell>
          <table:table-cell/>
          <table:table-cell office:value-type="string">
            <text:p>bronzo</text:p>
          </table:table-cell>
          <table:table-cell office:value-type="string">
            <text:p>30 cm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ole</text:p>
          </table:table-cell>
          <table:table-cell/>
          <table:table-cell office:value-type="string">
            <text:p>terracotta</text:p>
          </table:table-cell>
          <table:table-cell office:value-type="string">
            <text:p>35 cm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igura sdraiata</text:p>
          </table:table-cell>
          <table:table-cell/>
          <table:table-cell office:value-type="string">
            <text:p>terracotta</text:p>
          </table:table-cell>
          <table:table-cell office:value-type="string">
            <text:p>58 cm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emon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2 cm base pietra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edaglion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15 cm diam.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artaru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15 cm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omoa cavallo</text:p>
          </table:table-cell>
          <table:table-cell/>
          <table:table-cell office:value-type="string">
            <text:p>teracotta dipinta</text:p>
          </table:table-cell>
          <table:table-cell office:value-type="string">
            <text:p>43 x 32 cm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onna e soldato</text:p>
          </table:table-cell>
          <table:table-cell/>
          <table:table-cell office:value-type="string">
            <text:p>gesso cerato</text:p>
          </table:table-cell>
          <table:table-cell office:value-type="string">
            <text:p>25 x 48 cm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artaru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6 x 50 cm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atto blu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0 x 60 cm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re grazi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67 cm base marmo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onna</text:p>
          </table:table-cell>
          <table:table-cell/>
          <table:table-cell office:value-type="string">
            <text:p>terracotta</text:p>
          </table:table-cell>
          <table:table-cell office:value-type="string">
            <text:p>55 cm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omo</text:p>
          </table:table-cell>
          <table:table-cell/>
          <table:table-cell office:value-type="string">
            <text:p>terracotta</text:p>
          </table:table-cell>
          <table:table-cell office:value-type="string">
            <text:p>65 cm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ngelo e siren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8 x 47 cm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ofe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2 cm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onna sedu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2 cm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rofil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3 cm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esta donn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8 x 40 cm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esta divinità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0cm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dre e bambino</text:p>
          </table:table-cell>
          <table:table-cell/>
          <table:table-cell office:value-type="string">
            <text:p>terracotta</text:p>
          </table:table-cell>
          <table:table-cell office:value-type="string">
            <text:p>48 cm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oppia seduta</text:p>
          </table:table-cell>
          <table:table-cell/>
          <table:table-cell office:value-type="string">
            <text:p>terracotta</text:p>
          </table:table-cell>
          <table:table-cell office:value-type="string">
            <text:p>45 cm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esta sandrelli</text:p>
          </table:table-cell>
          <table:table-cell/>
          <table:table-cell office:value-type="string">
            <text:p>bronzo</text:p>
          </table:table-cell>
          <table:table-cell office:value-type="string">
            <text:p>47 cm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esta eliseo</text:p>
          </table:table-cell>
          <table:table-cell/>
          <table:table-cell office:value-type="string">
            <text:p>gesso</text:p>
          </table:table-cell>
          <table:table-cell office:value-type="string">
            <text:p>35 cm</text:p>
          </table:table-cell>
          <table:table-cell office:value-type="string">
            <text:p>da marc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rso di uom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4 cm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temma</text:p>
          </table:table-cell>
          <table:table-cell/>
          <table:table-cell office:value-type="string">
            <text:p>bassor.terracotta</text:p>
          </table:table-cell>
          <table:table-cell office:value-type="string">
            <text:p>48 cm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ondo con cavalier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8 cm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nna su ippocampo</text:p>
          </table:table-cell>
          <table:table-cell/>
          <table:table-cell office:value-type="string">
            <text:p>terracotta</text:p>
          </table:table-cell>
          <table:table-cell office:value-type="string">
            <text:p>22 cm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ase di urna</text:p>
          </table:table-cell>
          <table:table-cell/>
          <table:table-cell office:value-type="string">
            <text:p>terracotta</text:p>
          </table:table-cell>
          <table:table-cell office:value-type="string">
            <text:p>27 cm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ase di urn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8 cm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entaur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0 x 43 cm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onna stele</text:p>
          </table:table-cell>
          <table:table-cell/>
          <table:table-cell office:value-type="string">
            <text:p>terracotta</text:p>
          </table:table-cell>
          <table:table-cell office:value-type="string">
            <text:p>82 cm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orso di donna</text:p>
          </table:table-cell>
          <table:table-cell/>
          <table:table-cell office:value-type="string">
            <text:p>cemento</text:p>
          </table:table-cell>
          <table:table-cell office:value-type="string">
            <text:p>57 cm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uri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80 cm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dre</text:p>
          </table:table-cell>
          <table:table-cell/>
          <table:table-cell office:value-type="string">
            <text:p>terracotta</text:p>
          </table:table-cell>
          <table:table-cell office:value-type="string">
            <text:p>55 x 40 cm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amiglia</text:p>
          </table:table-cell>
          <table:table-cell/>
          <table:table-cell office:value-type="string">
            <text:p>gesso dipinto</text:p>
          </table:table-cell>
          <table:table-cell office:value-type="string">
            <text:p>85 x 50 cm base di legno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ocifission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7 x 57 cm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onna studio</text:p>
          </table:table-cell>
          <table:table-cell/>
          <table:table-cell office:value-type="string">
            <text:p>gesso</text:p>
          </table:table-cell>
          <table:table-cell office:value-type="string">
            <text:p>50 x 26 cm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agazzo e fiori</text:p>
          </table:table-cell>
          <table:table-cell/>
          <table:table-cell office:value-type="string">
            <text:p>gesso dipinto</text:p>
          </table:table-cell>
          <table:table-cell office:value-type="string">
            <text:p>50 x 25</text:p>
          </table:table-cell>
          <table:table-cell office:value-type="string">
            <text:p>(donare sangue)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artaru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8 x 36 cm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esta uomo</text:p>
          </table:table-cell>
          <table:table-cell/>
          <table:table-cell office:value-type="string">
            <text:p>terracotta</text:p>
          </table:table-cell>
          <table:table-cell office:value-type="string">
            <text:p>30 cm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testa gianni</text:p>
          </table:table-cell>
          <table:table-cell/>
          <table:table-cell office:value-type="string">
            <text:p>gesso dipinto</text:p>
          </table:table-cell>
          <table:table-cell office:value-type="string">
            <text:p>30 cm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econi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0 x 38 cm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onare sangue</text:p>
          </table:table-cell>
          <table:table-cell/>
          <table:table-cell office:value-type="string">
            <text:p>gesso</text:p>
          </table:table-cell>
          <table:table-cell office:value-type="string">
            <text:p>26 x 47 cm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entauri lot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40 x 91 cm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a pelle</text:p>
          </table:table-cell>
          <table:table-cell office:value-type="string">
            <text:p>(studio)</text:p>
          </table:table-cell>
          <table:table-cell office:value-type="string">
            <text:p>terracotta</text:p>
          </table:table-cell>
          <table:table-cell office:value-type="string">
            <text:p>46 x 42 cm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luk</text:p>
          </table:table-cell>
          <table:table-cell/>
          <table:table-cell office:value-type="string">
            <text:p>terracotta</text:p>
          </table:table-cell>
          <table:table-cell office:value-type="string">
            <text:p>54 x 36 cm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aternità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43 x 36 cm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natra</text:p>
          </table:table-cell>
          <table:table-cell/>
          <table:table-cell office:value-type="string">
            <text:p>legno</text:p>
          </table:table-cell>
          <table:table-cell office:value-type="string">
            <text:p>60 x 130 cm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agnante</text:p>
          </table:table-cell>
          <table:table-cell/>
          <table:table-cell office:value-type="string">
            <text:p>terracotta</text:p>
          </table:table-cell>
          <table:table-cell office:value-type="string">
            <text:p>53 cm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iovane centaur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5 x 36 cm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vespis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6 x 56 cm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esta cavallo</text:p>
          </table:table-cell>
          <table:table-cell/>
          <table:table-cell office:value-type="string">
            <text:p>cemento dipinto</text:p>
          </table:table-cell>
          <table:table-cell office:value-type="string">
            <text:p>39 x 42 cm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iante</text:p>
          </table:table-cell>
          <table:table-cell/>
          <table:table-cell office:value-type="string">
            <text:p>ferro dipinto</text:p>
          </table:table-cell>
          <table:table-cell office:value-type="string">
            <text:p>64 x 70 cm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cena di guerra</text:p>
          </table:table-cell>
          <table:table-cell/>
          <table:table-cell office:value-type="string">
            <text:p>legno</text:p>
          </table:table-cell>
          <table:table-cell office:value-type="string">
            <text:p>23 x 35 cm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ianni</text:p>
          </table:table-cell>
          <table:table-cell/>
          <table:table-cell office:value-type="string">
            <text:p>gesso dipinto</text:p>
          </table:table-cell>
          <table:table-cell office:value-type="string">
            <text:p>34 cm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ssisi</text:p>
          </table:table-cell>
          <table:table-cell/>
          <table:table-cell office:value-type="string">
            <text:p>legno</text:p>
          </table:table-cell>
          <table:table-cell office:value-type="string">
            <text:p>120 x 50 cm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orso donna</text:p>
          </table:table-cell>
          <table:table-cell/>
          <table:table-cell office:value-type="string">
            <text:p>terracotta dipiunta</text:p>
          </table:table-cell>
          <table:table-cell office:value-type="string">
            <text:p>105 cm</text:p>
          </table:table-cell>
          <table:table-cell/>
        </table:table-row>
        <table:table-row table:style-name="ro1" table:number-rows-repeated="654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llegorie</text:p>
          </table:table-cell>
          <table:table-cell office:value-type="string">
            <text:p>le stazioni</text:p>
          </table:table-cell>
          <table:table-cell office:value-type="string">
            <text:p>s.d.</text:p>
          </table:table-cell>
          <table:table-cell office:value-type="string">
            <text:p>165x32</text:p>
          </table:table-cell>
          <table:table-cell office:value-type="string">
            <text:p>olio su tav.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igure</text:p>
          </table:table-cell>
          <table:table-cell office:value-type="string">
            <text:p>sul molo </text:p>
          </table:table-cell>
          <table:table-cell office:value-type="float" office:value="1992">
            <text:p>1992</text:p>
          </table:table-cell>
          <table:table-cell office:value-type="string">
            <text:p>150x150</text:p>
          </table:table-cell>
          <table:table-cell office:value-type="string">
            <text:p>olio su tela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8/12/2014</text:date>, <text:time>16.24.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84H19M40S</meta:editing-duration>
    <meta:editing-cycles>233</meta:editing-cycles>
    <meta:generator>OpenOffice.org/3.1$Win32 OpenOffice.org_project/310m19$Build-9420</meta:generator>
    <dc:date>2014-12-08T16:24:42.32</dc:date>
    <dc:creator>corinna beconi</dc:creator>
    <meta:document-statistic meta:table-count="3" meta:cell-count="390" meta:object-count="0"/>
    <meta:user-defined meta:name="Info 1"/>
    <meta:user-defined meta:name="Info 2"/>
    <meta:user-defined meta:name="Info 3"/>
    <meta:user-defined meta:name="Info 4"/>
  </office:meta>
</office:document-meta>
</file>